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6</text:p>
      <text:p text:style-name="Standard"/>
      <text:p text:style-name="Standard">SPEECH:</text:p>
      <text:p text:style-name="Standard"/>
      <text:p text:style-name="Standard">Replying to received message:</text:p>
      <text:list xml:id="list760854007" text:style-name="L3">
        <text:list-item>
          <text:p text:style-name="P1">Reading message:</text:p>
          <text:list>
            <text:list-item>
              <text:p text:style-name="P1">Unsuccessful: Spoke “read.” Recognized “hey read.”</text:p>
            </text:list-item>
            <text:list-item>
              <text:p text:style-name="P1">Successful: Spoke “read.”</text:p>
            </text:list-item>
          </text:list>
        </text:list-item>
        <text:list-item>
          <text:p text:style-name="P1">Replying to message:</text:p>
          <text:list>
            <text:list-item>
              <text:p text:style-name="P1">Successful: Spoke “reply.”</text:p>
            </text:list-item>
            <text:list-item>
              <text:p text:style-name="P1">Unsuccessful: spoke “send.” Recognized: “second.”</text:p>
            </text:list-item>
            <text:list-item>
              <text:p text:style-name="P1">Unsuccessful: spoke “send.” Recognized: “second.”</text:p>
            </text:list-item>
          </text:list>
        </text:list-item>
        <text:list-item>
          <text:p text:style-name="P1">Headphones option</text:p>
          <text:list>
            <text:list-item>
              <text:p text:style-name="P1">Successful: Spoke “Headphones.”</text:p>
            </text:list-item>
          </text:list>
        </text:list-item>
        <text:list-item>
          <text:p text:style-name="P1">Defer received message.</text:p>
          <text:list>
            <text:list-item>
              <text:p text:style-name="P1">Successful: spoke “Ignore?”</text:p>
            </text:list-item>
          </text:list>
        </text:list-item>
      </text:list>
      <text:p text:style-name="Horizontal_20_Line"/>
      <text:p text:style-name="Standard">GUI:</text:p>
      <text:p text:style-name="Standard"/>
      <text:list xml:id="list414067472" text:style-name="L4">
        <text:list-item>
          <text:p text:style-name="P2">Deferring message:</text:p>
          <text:list>
            <text:list-item>
              <text:p text:style-name="P2">Successful: pressed Ignore button.</text:p>
            </text:list-item>
          </text:list>
        </text:list-item>
        <text:list-item>
          <text:p text:style-name="P2">Headphones option</text:p>
          <text:list>
            <text:list-item>
              <text:list>
                <text:list-item>
                  <text:p text:style-name="P2">User thrown off by position of menu button in relation to her own phone.</text:p>
                </text:list-item>
              </text:list>
            </text:list-item>
            <text:list-item>
              <text:p text:style-name="P2">Successful: pressed menu button. Pressed Headphones.</text:p>
            </text:list-item>
          </text:list>
        </text:list-item>
        <text:list-item>
          <text:p text:style-name="P2">Composing a new message:</text:p>
          <text:list>
            <text:list-item>
              <text:p text:style-name="P2">Successful: Pressed Compose button.</text:p>
            </text:list-item>
            <text:list-item>
              <text:p text:style-name="P2">Successful: Pressed Contact. Chose contact.</text:p>
            </text:list-item>
            <text:list-item>
              <text:p text:style-name="P2">Successful: Pressed Compose.</text:p>
            </text:list-item>
            <text:list-item>
              <text:p text:style-name="P2">Successful: Entered message with on-screen keyboard, portrait. Sent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8T20:28:06</dc:date>
    <dc:creator>Jim Dudish</dc:creator>
    <meta:editing-duration>PT01H00M42S</meta:editing-duration>
    <meta:editing-cycles>23</meta:editing-cycles>
    <meta:generator>OpenOffice.org/3.2$Unix OpenOffice.org_project/320m18$Build-9502</meta:generator>
    <meta:document-statistic meta:table-count="0" meta:image-count="0" meta:object-count="0" meta:page-count="1" meta:paragraph-count="25" meta:word-count="129" meta:character-count="791"/>
  </office:meta>
</office:document-meta>
</file>